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7b79d"/>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c9c9b6"/>
    </style:style>
    <style:style style:name="gr4" style:family="graphic" style:parent-style-name="standard">
      <style:graphic-properties svg:stroke-width="0.097cm" svg:stroke-color="#000000" draw:fill="none" draw:fill-color="#ffffff" fo:padding-top="-0.001cm" fo:padding-bottom="-0.001cm" fo:padding-left="-0.001cm" fo:padding-right="-0.001cm"/>
    </style:style>
    <style:style style:name="gr5" style:family="graphic" style:parent-style-name="standard">
      <style:graphic-properties draw:stroke="none" svg:stroke-width="0.001cm" draw:fill-color="#7a7a5a"/>
    </style:style>
    <style:style style:name="gr6" style:family="graphic" style:parent-style-name="standard">
      <style:graphic-properties draw:stroke="none" svg:stroke-width="0.001cm" draw:fill-color="#000000"/>
    </style:style>
    <style:style style:name="gr7" style:family="graphic" style:parent-style-name="standard">
      <style:graphic-properties svg:stroke-width="0.001cm" svg:stroke-color="#000000" draw:fill="none" draw:fill-color="#ffffff" fo:padding-top="-0.049cm" fo:padding-bottom="-0.049cm" fo:padding-left="-0.049cm" fo:padding-right="-0.049cm"/>
    </style:style>
    <style:style style:name="gr8" style:family="graphic" style:parent-style-name="standard">
      <style:graphic-properties draw:stroke="none" svg:stroke-width="0.001cm" draw:fill-color="#ffffff"/>
    </style:style>
    <style:style style:name="gr9" style:family="graphic" style:parent-style-name="standard">
      <style:graphic-properties draw:stroke="none" svg:stroke-width="0.001cm" draw:fill-color="#a5a585"/>
    </style:style>
    <style:style style:name="gr10" style:family="graphic" style:parent-style-name="standard">
      <style:graphic-properties draw:stroke="none" svg:stroke-width="0.001cm" draw:fill-color="#dbdbce"/>
    </style:style>
    <style:style style:name="gr11" style:family="graphic" style:parent-style-name="standard">
      <style:graphic-properties draw:stroke="none" svg:stroke-width="0.001cm" draw:fill-color="#93936c"/>
    </style:style>
    <style:style style:name="gr12" style:family="graphic" style:parent-style-name="standard">
      <style:graphic-properties draw:stroke="none" svg:stroke-width="0.001cm" draw:fill-color="#00b4ff"/>
    </style:style>
    <style:style style:name="gr13" style:family="graphic" style:parent-style-name="standard">
      <style:graphic-properties svg:stroke-width="0.001cm" svg:stroke-color="#003c55" draw:fill="none" draw:fill-color="#ffffff" fo:padding-top="-0.049cm" fo:padding-bottom="-0.049cm" fo:padding-left="-0.049cm" fo:padding-right="-0.049cm"/>
    </style:style>
  </office:automatic-styles>
  <office:body>
    <office:drawing>
      <draw:page draw:name="page1" draw:style-name="dp1" draw:master-page-name="Default">
        <draw:g>
          <draw:glue-point draw:id="4" svg:x="-4.899cm" svg:y="-5cm"/>
          <draw:glue-point draw:id="5" svg:x="-0.302cm" svg:y="-5cm"/>
          <draw:glue-point draw:id="6" svg:x="-2.602cm" svg:y="-5cm"/>
          <draw:glue-point draw:id="7" svg:x="-4.952cm" svg:y="5cm"/>
          <draw:glue-point draw:id="8" svg:x="2.019cm" svg:y="5cm"/>
          <draw:glue-point draw:id="9" svg:x="-1.467cm" svg:y="5cm"/>
          <draw:glue-point draw:id="10" svg:x="-5cm" svg:y="-0.001cm"/>
          <draw:glue-point draw:id="11" svg:x="-5cm" svg:y="-1.002cm"/>
          <draw:glue-point draw:id="12" svg:x="-5cm" svg:y="2cm"/>
          <draw:glue-point draw:id="13" svg:x="-5cm" svg:y="3.761cm"/>
          <draw:glue-point draw:id="14" svg:x="5cm" svg:y="1.334cm"/>
          <draw:glue-point draw:id="15" svg:x="5cm" svg:y="2.855cm"/>
          <draw:glue-point draw:id="16" svg:x="5cm" svg:y="2.095cm"/>
          <draw:glue-point draw:id="17" svg:x="-1.323cm" svg:y="0.849cm"/>
          <draw:polygon draw:style-name="gr1" draw:layer="layout" svg:width="1.703cm" svg:height="0.314cm" svg:x="0cm" svg:y="1.438cm" svg:viewBox="0 0 1704 315" draw:points="0,0 1704,0 1704,315 0,315">
            <text:p/>
          </draw:polygon>
          <draw:polygon draw:style-name="gr2" draw:layer="layout" svg:width="1.703cm" svg:height="0.314cm" svg:x="0cm" svg:y="1.438cm" svg:viewBox="0 0 1704 315" draw:points="0,0 1704,0 1704,315 0,315">
            <text:p/>
          </draw:polygon>
          <draw:polygon draw:style-name="gr3" draw:layer="layout" svg:width="1.884cm" svg:height="0.171cm" svg:x="0cm" svg:y="1.267cm" svg:viewBox="0 0 1885 172" draw:points="0,172 180,0 1885,0 1703,172">
            <text:p/>
          </draw:polygon>
          <draw:polygon draw:style-name="gr2" draw:layer="layout" svg:width="1.884cm" svg:height="0.171cm" svg:x="0cm" svg:y="1.267cm" svg:viewBox="0 0 1885 172" draw:points="0,172 180,0 1885,0 1703,172">
            <text:p/>
          </draw:polygon>
          <draw:line draw:style-name="gr4" draw:layer="layout" svg:x1="1.609cm" svg:y1="1.581cm" svg:x2="1.199cm" svg:y2="1.581cm">
            <text:p/>
          </draw:line>
          <draw:polygon draw:style-name="gr5" draw:layer="layout" svg:width="0.181cm" svg:height="0.486cm" svg:x="1.703cm" svg:y="1.267cm" svg:viewBox="0 0 182 487" draw:points="0,487 182,305 182,0 0,171">
            <text:p/>
          </draw:polygon>
          <draw:polygon draw:style-name="gr2" draw:layer="layout" svg:width="0.181cm" svg:height="0.486cm" svg:x="1.703cm" svg:y="1.267cm" svg:viewBox="0 0 182 487" draw:points="0,487 182,305 182,0 0,171">
            <text:p/>
          </draw:polygon>
          <draw:polygon draw:style-name="gr3" draw:layer="layout" svg:width="1.504cm" svg:height="0.238cm" svg:x="0.009cm" svg:y="1.714cm" svg:viewBox="0 0 1505 239" draw:points="0,239 190,0 1505,0 1314,239">
            <text:p/>
          </draw:polygon>
          <draw:polygon draw:style-name="gr2" draw:layer="layout" svg:width="1.504cm" svg:height="0.238cm" svg:x="0.009cm" svg:y="1.714cm" svg:viewBox="0 0 1505 239" draw:points="0,239 190,0 1505,0 1314,239">
            <text:p/>
          </draw:polygon>
          <draw:polygon draw:style-name="gr5" draw:layer="layout" svg:width="0.19cm" svg:height="0.286cm" svg:x="1.322cm" svg:y="1.714cm" svg:viewBox="0 0 191 287" draw:points="0,287 191,85 191,0 0,239">
            <text:p/>
          </draw:polygon>
          <draw:polygon draw:style-name="gr2" draw:layer="layout" svg:width="0.19cm" svg:height="0.286cm" svg:x="1.322cm" svg:y="1.714cm" svg:viewBox="0 0 191 287" draw:points="0,287 191,85 191,0 0,239">
            <text:p/>
          </draw:polygon>
          <draw:polygon draw:style-name="gr1" draw:layer="layout" svg:width="1.313cm" svg:height="0.048cm" svg:x="0.009cm" svg:y="1.952cm" svg:viewBox="0 0 1314 49" draw:points="0,0 1314,0 1314,49 0,49">
            <text:p/>
          </draw:polygon>
          <draw:polygon draw:style-name="gr2" draw:layer="layout" svg:width="1.313cm" svg:height="0.048cm" svg:x="0.009cm" svg:y="1.952cm" svg:viewBox="0 0 1314 49" draw:points="0,0 1314,0 1314,49 0,49">
            <text:p/>
          </draw:polygon>
          <draw:polygon draw:style-name="gr6" draw:layer="layout" svg:width="1.352cm" svg:height="0.133cm" svg:x="0.256cm" svg:y="1.267cm" svg:viewBox="0 0 1353 134" draw:points="0,134 143,0 1353,0 1219,134">
            <text:p/>
          </draw:polygon>
          <draw:polygon draw:style-name="gr7" draw:layer="layout" svg:width="1.352cm" svg:height="0.133cm" svg:x="0.256cm" svg:y="1.267cm" svg:viewBox="0 0 1353 134" draw:points="0,134 143,0 1353,0 1219,134">
            <text:p/>
          </draw:polygon>
          <draw:polygon draw:style-name="gr3" draw:layer="layout" svg:width="1.342cm" svg:height="0.124cm" svg:x="0.247cm" svg:y="0.295cm" svg:viewBox="0 0 1343 125" draw:points="0,125 133,0 1343,0 1209,125">
            <text:p/>
          </draw:polygon>
          <draw:polygon draw:style-name="gr2" draw:layer="layout" svg:width="1.342cm" svg:height="0.124cm" svg:x="0.247cm" svg:y="0.295cm" svg:viewBox="0 0 1343 125" draw:points="0,125 133,0 1343,0 1209,125">
            <text:p/>
          </draw:polygon>
          <draw:polygon draw:style-name="gr1" draw:layer="layout" svg:width="1.218cm" svg:height="0.962cm" svg:x="0.247cm" svg:y="0.419cm" svg:viewBox="0 0 1219 963" draw:points="0,0 1219,0 1219,963 0,963">
            <text:p/>
          </draw:polygon>
          <draw:polygon draw:style-name="gr2" draw:layer="layout" svg:width="1.218cm" svg:height="0.962cm" svg:x="0.247cm" svg:y="0.419cm" svg:viewBox="0 0 1219 963" draw:points="0,0 1219,0 1219,963 0,963">
            <text:p/>
          </draw:polygon>
          <draw:polygon draw:style-name="gr8" draw:layer="layout" svg:width="1.009cm" svg:height="0.743cm" svg:x="0.351cm" svg:y="0.543cm" svg:viewBox="0 0 1010 744" draw:points="0,0 1010,0 1010,744 0,744">
            <text:p/>
          </draw:polygon>
          <draw:polygon draw:style-name="gr2" draw:layer="layout" svg:width="1.009cm" svg:height="0.743cm" svg:x="0.351cm" svg:y="0.543cm" svg:viewBox="0 0 1010 744" draw:points="0,0 1010,0 1010,744 0,744">
            <text:p/>
          </draw:polygon>
          <draw:polygon draw:style-name="gr5" draw:layer="layout" svg:width="0.133cm" svg:height="1.076cm" svg:x="1.456cm" svg:y="0.295cm" svg:viewBox="0 0 134 1077" draw:points="0,1077 134,943 134,0 0,123">
            <text:p/>
          </draw:polygon>
          <draw:polygon draw:style-name="gr2" draw:layer="layout" svg:width="0.133cm" svg:height="1.076cm" svg:x="1.456cm" svg:y="0.295cm" svg:viewBox="0 0 134 1077" draw:points="0,1077 134,943 134,0 0,123">
            <text:p/>
          </draw:polygon>
          <draw:polygon draw:style-name="gr3" draw:layer="layout" svg:width="0.847cm" svg:height="0.867cm" svg:x="0.019cm" svg:y="0.019cm" svg:viewBox="0 0 848 868" draw:points="0,0 0,781 76,868 848,868 848,0">
            <text:p/>
          </draw:polygon>
          <draw:polygon draw:style-name="gr3" draw:layer="layout" svg:width="0.847cm" svg:height="0.867cm" svg:x="0.019cm" svg:y="0.019cm" svg:viewBox="0 0 848 868" draw:points="0,0 0,781 76,868 848,868 848,0">
            <text:p/>
          </draw:polygon>
          <draw:polygon draw:style-name="gr2" draw:layer="layout" svg:width="0.847cm" svg:height="0.867cm" svg:x="0.019cm" svg:y="0.019cm" svg:viewBox="0 0 848 868" draw:points="0,0 0,781 76,868 848,868 848,0">
            <text:p/>
          </draw:polygon>
          <draw:polygon draw:style-name="gr9" draw:layer="layout" svg:width="0.514cm" svg:height="0.286cm" svg:x="0.256cm" svg:y="0.6cm" svg:viewBox="0 0 515 287" draw:points="0,287 0,19 9,9 18,9 18,0 38,0 57,0 86,0 114,0 191,0 276,0 362,0 429,0 458,0 476,0 495,0 505,9 515,9 515,19 515,47 515,86 515,123 515,172 515,219 515,257 515,277 515,287">
            <text:p/>
          </draw:polygon>
          <draw:polygon draw:style-name="gr2" draw:layer="layout" svg:width="0.514cm" svg:height="0.286cm" svg:x="0.256cm" svg:y="0.6cm" svg:viewBox="0 0 515 287" draw:points="0,287 0,19 9,9 18,9 18,0 38,0 57,0 86,0 114,0 191,0 276,0 362,0 429,0 458,0 476,0 495,0 505,9 515,9 515,19 515,47 515,86 515,123 515,172 515,219 515,257 515,277 515,287">
            <text:p/>
          </draw:polygon>
          <draw:polygon draw:style-name="gr8" draw:layer="layout" svg:width="0.685cm" svg:height="0.543cm" svg:x="0.104cm" svg:y="0.038cm" svg:viewBox="0 0 686 544" draw:points="0,0 686,0 686,544 0,544">
            <text:p/>
          </draw:polygon>
          <draw:polygon draw:style-name="gr2" draw:layer="layout" svg:width="0.685cm" svg:height="0.543cm" svg:x="0.104cm" svg:y="0.038cm" svg:viewBox="0 0 686 544" draw:points="0,0 686,0 686,544 0,544">
            <text:p/>
          </draw:polygon>
          <draw:polygon draw:style-name="gr10" draw:layer="layout" svg:width="0.4cm" svg:height="0.295cm" svg:x="0.247cm" svg:y="0.6cm" svg:viewBox="0 0 401 296" draw:points="0,296 0,19 9,9 9,0 19,0 47,0 95,0 153,0 219,0 276,0 334,0 353,0 372,0 381,0 391,0 401,9 401,19 401,47 401,85 401,123 401,171 401,219 401,257 401,286 401,296">
            <text:p/>
          </draw:polygon>
          <draw:polygon draw:style-name="gr2" draw:layer="layout" svg:width="0.4cm" svg:height="0.295cm" svg:x="0.247cm" svg:y="0.6cm" svg:viewBox="0 0 401 296" draw:points="0,296 0,19 9,9 9,0 19,0 47,0 95,0 153,0 219,0 276,0 334,0 353,0 372,0 381,0 391,0 401,9 401,19 401,47 401,85 401,123 401,171 401,219 401,257 401,286 401,296">
            <text:p/>
          </draw:polygon>
          <draw:polygon draw:style-name="gr11" draw:layer="layout" svg:width="0.105cm" svg:height="0.228cm" svg:x="0.304cm" svg:y="0.628cm" svg:viewBox="0 0 106 229" draw:points="0,0 106,0 106,229 0,229">
            <text:p/>
          </draw:polygon>
          <draw:polygon draw:style-name="gr2" draw:layer="layout" svg:width="0.104cm" svg:height="0.228cm" svg:x="0.304cm" svg:y="0.628cm" svg:viewBox="0 0 105 229" draw:points="0,0 105,0 105,229 0,229">
            <text:p/>
          </draw:polygon>
          <draw:polygon draw:style-name="gr8" draw:layer="layout" svg:width="0.047cm" svg:height="0.038cm" svg:x="0.038cm" svg:y="0.076cm" svg:viewBox="0 0 48 39" draw:points="0,0 48,0 48,39 0,39">
            <text:p/>
          </draw:polygon>
          <draw:polygon draw:style-name="gr2" draw:layer="layout" svg:width="0.047cm" svg:height="0.038cm" svg:x="0.038cm" svg:y="0.076cm" svg:viewBox="0 0 48 39" draw:points="0,0 48,0 48,39 0,39">
            <text:p/>
          </draw:polygon>
          <draw:polygon draw:style-name="gr8" draw:layer="layout" svg:width="0.057cm" svg:height="0.038cm" svg:x="0.799cm" svg:y="0.076cm" svg:viewBox="0 0 58 39" draw:points="0,0 58,0 58,39 0,39">
            <text:p/>
          </draw:polygon>
          <draw:polygon draw:style-name="gr2" draw:layer="layout" svg:width="0.057cm" svg:height="0.038cm" svg:x="0.799cm" svg:y="0.076cm" svg:viewBox="0 0 58 39" draw:points="0,0 58,0 58,39 0,39">
            <text:p/>
          </draw:polygon>
          <draw:polygon draw:style-name="gr3" draw:layer="layout" svg:width="0.866cm" svg:height="0.019cm" svg:x="0.019cm" svg:y="0cm" svg:viewBox="0 0 867 20" draw:points="0,20 9,0 867,0 848,20">
            <text:p/>
          </draw:polygon>
          <draw:polygon draw:style-name="gr3" draw:layer="layout" svg:width="0.866cm" svg:height="0.019cm" svg:x="0.019cm" svg:y="0cm" svg:viewBox="0 0 867 20" draw:points="0,20 9,0 867,0 848,20">
            <text:p/>
          </draw:polygon>
          <draw:polyline draw:style-name="gr2" draw:layer="layout" svg:width="0.866cm" svg:height="0.019cm" svg:x="0.019cm" svg:y="0cm" svg:viewBox="0 0 867 20" draw:points="0,20 9,0 867,0 848,20">
            <text:p/>
          </draw:polyline>
          <draw:polygon draw:style-name="gr5" draw:layer="layout" svg:width="0.019cm" svg:height="0.886cm" svg:x="0.866cm" svg:y="0cm" svg:viewBox="0 0 20 887" draw:points="9,887 20,867 20,0 0,18">
            <text:p/>
          </draw:polygon>
          <draw:polygon draw:style-name="gr5" draw:layer="layout" svg:width="0.019cm" svg:height="0.886cm" svg:x="0.866cm" svg:y="0cm" svg:viewBox="0 0 20 887" draw:points="9,887 20,867 20,0 0,18">
            <text:p/>
          </draw:polygon>
          <draw:polygon draw:style-name="gr2" draw:layer="layout" svg:width="0.019cm" svg:height="0.886cm" svg:x="0.866cm" svg:y="0cm" svg:viewBox="0 0 20 887" draw:points="9,887 20,867 20,0 0,18">
            <text:p/>
          </draw:polygon>
          <draw:polygon draw:style-name="gr12" draw:layer="layout" svg:width="0.514cm" svg:height="0.514cm" svg:x="0.19cm" svg:y="0.057cm" svg:viewBox="0 0 515 515" draw:points="515,257 514,244 513,231 511,218 509,205 506,192 503,180 498,168 494,155 488,144 482,132 475,121 468,110 460,99 452,89 444,80 434,70 425,62 414,54 404,46 393,39 382,32 371,26 359,21 347,15 334,11 322,8 309,4 296,2 283,1 270,0 257,0 244,0 231,1 218,2 205,4 192,8 180,11 167,15 155,21 143,26 132,32 121,39 110,46 99,54 89,62 79,70 70,80 62,89 54,99 46,110 39,121 32,132 26,144 20,155 16,168 12,180 8,192 4,205 3,218 1,231 0,244 0,257 0,270 1,283 3,296 4,309 8,322 12,334 16,346 20,358 26,370 32,382 39,393 46,404 54,415 62,424 70,434 79,444 89,452 99,460 110,468 121,475 132,482 143,488 155,493 167,498 180,502 192,506 205,509 218,511 231,513 244,514 257,515 270,514 283,513 296,511 309,509 322,506 334,502 347,498 359,493 371,488 382,482 393,475 404,468 414,460 425,452 434,444 444,434 452,424 460,415 468,404 475,393 482,382 488,370 494,358 498,346 503,334 506,322 509,309 511,296 513,283 514,270">
            <text:p/>
          </draw:polygon>
          <draw:polygon draw:style-name="gr13" draw:layer="layout" svg:width="0.514cm" svg:height="0.514cm" svg:x="0.18cm" svg:y="0.048cm" svg:viewBox="0 0 515 515" draw:points="515,257 514,244 513,231 512,218 509,205 506,193 503,180 499,168 493,156 488,144 482,132 476,121 469,110 461,100 452,90 444,79 435,70 425,61 415,53 404,46 394,39 382,32 370,26 359,21 346,16 334,12 322,8 309,5 296,3 283,1 270,0 257,0 244,0 231,1 218,3 205,5 193,8 180,12 167,16 155,21 144,26 132,32 121,39 110,46 100,53 89,61 80,70 70,79 61,90 53,100 45,110 39,121 32,132 26,144 21,156 16,168 11,180 8,193 5,205 2,218 1,231 0,244 0,257 0,270 1,283 2,296 5,309 8,322 11,334 16,346 21,358 26,370 32,382 39,393 45,404 53,415 61,424 70,435 80,444 89,453 100,461 110,468 121,475 132,482 144,488 155,493 167,498 180,503 193,506 205,509 218,512 231,513 244,514 257,515 270,514 283,513 296,512 309,509 322,506 334,503 346,498 359,493 370,488 382,482 394,475 404,468 415,461 425,453 435,444 444,435 452,424 461,415 469,404 476,393 482,382 488,370 493,358 499,346 503,334 506,322 509,309 512,296 513,283 514,270">
            <text:p/>
          </draw:polygon>
          <draw:polygon draw:style-name="gr8" draw:layer="layout" svg:width="0.171cm" svg:height="0.172cm" svg:x="0.437cm" svg:y="0.133cm" svg:viewBox="0 0 172 173" draw:points="0,124 47,173 134,76 172,105 172,0 66,0 95,38">
            <text:p/>
          </draw:polygon>
          <draw:polygon draw:style-name="gr13" draw:layer="layout" svg:width="0.171cm" svg:height="0.172cm" svg:x="0.437cm" svg:y="0.133cm" svg:viewBox="0 0 172 173" draw:points="0,124 47,173 134,76 172,105 172,0 66,0 95,38">
            <text:p/>
          </draw:polygon>
          <draw:polygon draw:style-name="gr8" draw:layer="layout" svg:width="0.162cm" svg:height="0.161cm" svg:x="0.275cm" svg:y="0.305cm" svg:viewBox="0 0 163 162" draw:points="163,37 125,0 29,95 0,57 0,162 96,162 67,133">
            <text:p/>
          </draw:polygon>
          <draw:polygon draw:style-name="gr13" draw:layer="layout" svg:width="0.162cm" svg:height="0.161cm" svg:x="0.275cm" svg:y="0.305cm" svg:viewBox="0 0 163 162" draw:points="163,37 125,0 29,95 0,57 0,162 96,162 67,133">
            <text:p/>
          </draw:polygon>
          <draw:polygon draw:style-name="gr8" draw:layer="layout" svg:width="0.162cm" svg:height="0.162cm" svg:x="0.465cm" svg:y="0.323cm" svg:viewBox="0 0 163 163" draw:points="125,163 163,124 76,29 106,0 0,0 0,95 29,66">
            <text:p/>
          </draw:polygon>
          <draw:polygon draw:style-name="gr13" draw:layer="layout" svg:width="0.162cm" svg:height="0.162cm" svg:x="0.465cm" svg:y="0.323cm" svg:viewBox="0 0 163 163" draw:points="125,163 163,124 76,29 106,0 0,0 0,95 29,66">
            <text:p/>
          </draw:polygon>
          <draw:polygon draw:style-name="gr8" draw:layer="layout" svg:width="0.152cm" svg:height="0.152cm" svg:x="0.266cm" svg:y="0.124cm" svg:viewBox="0 0 153 153" draw:points="38,0 0,38 85,124 57,153 153,153 153,57 124,86">
            <text:p/>
          </draw:polygon>
          <draw:polygon draw:style-name="gr13" draw:layer="layout" svg:width="0.152cm" svg:height="0.152cm" svg:x="0.266cm" svg:y="0.124cm" svg:viewBox="0 0 153 153" draw:points="38,0 0,38 85,124 57,153 153,153 153,57 124,8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PC with Router-Based Software</dc:title>
    <meta:creation-date>2011-02-07T16:45:30</meta:creation-date>
    <meta:editing-duration>P0D</meta:editing-duration>
    <meta:editing-cycles>1</meta:editing-cycles>
    <meta:document-statistic meta:object-count="55"/>
    <meta:generator>OpenOffice.org/3.3$Linux OpenOffice.org_project/330m20$Build-9567</meta:generator>
  </office:meta>
</office:document-meta>
</file>